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/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number-columns-repeated="7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3:21:32.36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3:57:39.992000000</dc:date>
    <meta:editing-duration>PT4H55M8S</meta:editing-duration>
    <meta:editing-cycles>76</meta:editing-cycles>
    <meta:document-statistic meta:table-count="2" meta:cell-count="36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1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ExportList( sheet as Variant, active_area_h as Integer, key_index as Integer, sub_index as Integer, pf as Variant )
	
	Dim s as String
    Dim i, j as Integer
    For i = StartY to active_area_h
    
    	'
    	' Check Export Flag
    	'
    	If sheet.getCellByPosition( 0, i ).String = "x" Then
    		GoTo Continue
    	EndIf
    	
    	If sheet.getCellByPosition( key_index, i ).String = "" Then
    		Exit For
    	EndIf
    	
    	s = _
    			"####" _
    		&amp; 	" " _
    		&amp; 	"[" &amp; sheet.getCellByPosition( key_index, i ).String &amp; " | " &amp; sheet.getCellByPosition( sub_index, i ).String &amp; "]( " &amp;  sheet.getCellByPosition( 3, i ).String &amp; 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pf.WriteLine( s )
    	'MsgBox( s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'
	' Sheet
	'
    Dim sheet as Object
    sheet = ThisComponent.Sheets.getByName( "list" )
    
    
    '
    ' Max X, Y
    '
    Dim active_area as Size
    active_area = CalculateSheetActiveArea( sheet )
    MsgBox( "Active Area : " &amp; StartX &amp; " : " &amp; StartY &amp; " ~ " &amp; active_area.w &amp; " : " &amp; active_area.h )
    
    
    '
    ' Export List
    '
    On Error GoTo ERROR_END 'Error 발생시 File 해제 용도
    
    	'
    	'
    	'
    	Dim range4sort
    		range4sort = sheet.getCellRangeByPosition( StartX, StartY, active_area.w, active_area.h )
    	
    	Dim sort_field(1) as new com.sun.star.util.SortField
			sort_field(0).SortAscending = TRUE
		    sort_field(0).FieldType = com.sun.star.util.SortFieldType.ALPHANUMERIC
		    sort_field(1).SortAscending = TRUE
		    sort_field(1).FieldType = com.sun.star.util.SortFieldType.ALPHANUMERIC
	    
	    Dim sort_description(0) as new com.sun.star.beans.PropertyValue
		    sort_description(0).Name = "SortFields"
		    sort_description(0).Value = sort_field()
		    
	    range4sort.Sort( sort_description() )
	    
	    
    	
	    '
	    ' Write : Korean List
	    '
	    pf.WriteLine( "## 한국어 제목" &amp; Chr( 10 ) )
		    sort_field(0).Field = 0
		    sort_field(1).Field = 1
		    sort_description(0).Value = sort_field()
		    range4sort.Sort( sort_description() )
	    ExportList( sheet, active_area.h, 1, 2, pf )
	    
	    
	    pf.WriteLine( Chr( 10 ) &amp; Chr( 10 ) )
	    
	    
	    '
	    ' Write : Number, English List
	    '
	    pf.WriteLine( "## 숫자, 영어 제목" &amp; Chr( 10 ) )
		    sort_field(0).Field = 1
		    sort_field(1).Field = 0
		    sort_description(0).Value = sort_field()
	    	range4sort.Sort( sort_description() )
	    ExportList( sheet, active_area.h, 2, 1, pf )
	    
	    
    	MsgBox( "Success" )
    	
    ERROR_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